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 style:writing-mode="lr-tb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42.63mm" fo:keep-together="auto"/>
    </style:style>
    <style:style style:name="Table1.A2" style:family="table-cell">
      <style:table-cell-properties style:vertical-align="" fo:background-color="transparent" fo:padding="0mm" fo:border-left="0.6pt solid #000001" fo:border-right="0.6pt solid #000001" fo:border-top="none" fo:border-bottom="none">
        <style:background-image/>
      </style:table-cell-properties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4.5mm" fo:keep-together="auto"/>
    </style:style>
    <style:style style:name="Table1.A3" style:family="table-cell">
      <style:table-cell-properties style:vertical-align="" fo:background-color="transparent" fo:padding="0mm" fo:border-left="0.6pt solid #000001" fo:border-right="0.6pt solid #000001" fo:border-top="none" fo:border-bottom="0.6pt solid #000001">
        <style:background-image/>
      </style:table-cell-properties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95mm" table:align="left" style:writing-mode="lr-tb"/>
    </style:style>
    <style:style style:name="Table2.A" style:family="table-column">
      <style:table-column-properties style:column-width="72.16mm"/>
    </style:style>
    <style:style style:name="Table2.B" style:family="table-column">
      <style:table-column-properties style:column-width="39.44mm"/>
    </style:style>
    <style:style style:name="Table2.C" style:family="table-column">
      <style:table-column-properties style:column-width="48.35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47.77mm" fo:keep-together="auto"/>
    </style:style>
    <style:style style:name="Table2.A2" style:family="table-cell">
      <style:table-cell-properties style:vertical-align="" fo:padding="0mm" fo:border-left="0.6pt solid #000001" fo:border-right="none" fo:border-top="0.6pt solid #000001" fo:border-bottom="none"/>
    </style:style>
    <style:style style:name="Table2.B2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34.08mm" fo:keep-together="auto"/>
    </style:style>
    <style:style style:name="Table2.A3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2.C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3" style:family="table">
      <style:table-properties style:width="161.22mm" fo:margin-left="0mm" table:align="left" style:writing-mode="lr-tb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3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Table5" style:family="table">
      <style:table-properties style:width="160.74mm" fo:margin-left="0.48mm" table:align="left" style:writing-mode="lr-tb"/>
    </style:style>
    <style:style style:name="Table5.A" style:family="table-column">
      <style:table-column-properties style:column-width="130.85mm"/>
    </style:style>
    <style:style style:name="Table5.B" style:family="table-column">
      <style:table-column-properties style:column-width="2.65mm"/>
    </style:style>
    <style:style style:name="Table5.C" style:family="table-column">
      <style:table-column-properties style:column-width="27.25mm"/>
    </style:style>
    <style:style style:name="Table5.1" style:family="table-row">
      <style:table-row-properties style:row-height="0.76mm" fo:keep-together="auto"/>
    </style:style>
    <style:style style:name="Table5.A1" style:family="table-cell">
      <style:table-cell-properties style:vertical-align="" fo:padding="0mm" fo:border="none"/>
    </style:style>
    <style:style style:name="Table5.2" style:family="table-row">
      <style:table-row-properties style:row-height="34.17mm" fo:keep-together="auto"/>
    </style:style>
    <style:style style:name="Table5.A2" style:family="table-cell">
      <style:table-cell-properties style:vertical-align="" fo:background-color="transparent" fo:padding="0mm" fo:border="none">
        <style:background-image/>
      </style:table-cell-properties>
    </style:style>
    <style:style style:name="Table5.B2" style:family="table-cell">
      <style:table-cell-properties style:vertical-align="" fo:padding="0mm" fo:border-left="none" fo:border-right="1.25pt solid #000001" fo:border-top="none" fo:border-bottom="none"/>
    </style:style>
    <style:style style:name="Table5.C2" style:family="table-cell">
      <style:table-cell-properties style:vertical-align="middle" fo:padding="0mm" fo:border="none"/>
    </style:style>
    <style:style style:name="Table5.3" style:family="table-row">
      <style:table-row-properties style:row-height="6.6mm" fo:keep-together="auto"/>
    </style:style>
    <style:style style:name="Table5.C3" style:family="table-cell">
      <style:table-cell-properties style:vertical-align="" fo:padding="0mm" fo:border-left="none" fo:border-right="none" fo:border-top="1.25pt solid #000001" fo:border-bottom="none"/>
    </style:style>
    <style:style style:name="Table6" style:family="table">
      <style:table-properties style:width="159.83mm" fo:margin-left="0.25mm" table:align="left" style:writing-mode="lr-tb"/>
    </style:style>
    <style:style style:name="Table6.A" style:family="table-column">
      <style:table-column-properties style:column-width="71.86mm"/>
    </style:style>
    <style:style style:name="Table6.B" style:family="table-column">
      <style:table-column-properties style:column-width="39.48mm"/>
    </style:style>
    <style:style style:name="Table6.C" style:family="table-column">
      <style:table-column-properties style:column-width="48.49mm"/>
    </style:style>
    <style:style style:name="Table6.1" style:family="table-row">
      <style:table-row-properties style:row-height="25.84mm" fo:keep-together="auto"/>
    </style:style>
    <style:style style:name="Table6.A1" style:family="table-cell">
      <style:table-cell-properties style:vertical-align="" fo:padding="0mm" fo:border="0.6pt solid #000001"/>
    </style:style>
    <style:style style:name="Table6.2" style:family="table-row">
      <style:table-row-properties style:row-height="186.07mm" fo:keep-together="auto"/>
    </style:style>
    <style:style style:name="Table6.A2" style:family="table-cell">
      <style:table-cell-properties style:vertical-align="middle" fo:padding="0mm" fo:border-left="0.6pt solid #000001" fo:border-right="none" fo:border-top="0.6pt solid #000001" fo:border-bottom="0.6pt solid #000001"/>
    </style:style>
    <style:style style:name="Table6.B2" style:family="table-cell">
      <style:table-cell-properties style:vertical-align="" fo:padding="0mm" fo:border-left="0.6pt solid #000001" fo:border-right="none" fo:border-top="0.6pt solid #000001" fo:border-bottom="0.6pt solid #000001"/>
    </style:style>
    <style:style style:name="Table4" style:family="table">
      <style:table-properties style:width="162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1.28mm" style:rel-column-width="4608*"/>
    </style:style>
    <style:style style:name="Table4.B" style:family="table-column">
      <style:table-column-properties style:column-width="81.35mm" style:rel-column-width="461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" style:family="paragraph" style:parent-style-name="Standard">
      <style:paragraph-properties fo:margin-top="0mm" fo:margin-bottom="6.14mm" fo:line-height="0.35mm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" style:family="paragraph" style:parent-style-name="Standard">
      <style:paragraph-properties fo:margin-top="0mm" fo:margin-bottom="6.14mm" fo:line-height="0.35mm"/>
    </style:style>
    <style:style style:name="P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P9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10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1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1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P13" style:family="paragraph" style:parent-style-name="Standard">
      <style:paragraph-properties fo:margin-left="0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5mm" fo:language="en" fo:country="US" fo:font-style="italic" fo:font-weight="bold" style:font-size-asian="9.14999961853027pt" style:font-style-asian="italic" style:font-weight-asian="bold" style:font-size-complex="10.5pt" style:font-style-complex="italic" style:text-scale="100%"/>
    </style:style>
    <style:style style:name="P14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weight-complex="bold" style:text-scale="100%"/>
    </style:style>
    <style:style style:name="P1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6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P17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P18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25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</style:style>
    <style:style style:name="P2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0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-0.18mm" fo:language="en" fo:country="US" fo:font-style="italic" fo:font-weight="bold" style:font-size-asian="10.5pt" style:font-style-asian="italic" style:font-weight-asian="bold" style:font-size-complex="10.5pt" style:font-style-complex="italic" style:text-scale="100%"/>
    </style:style>
    <style:style style:name="P31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32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33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34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5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6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7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38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P39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40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normal" style:font-name-asian="Calibri1" style:font-size-asian="8.5pt" style:language-asian="zh" style:country-asian="CN" style:font-weight-asian="normal" style:font-name-complex="Courier New" style:font-size-complex="16pt" style:font-weight-complex="normal" style:text-scale="100%"/>
    </style:style>
    <style:style style:name="P41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P42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43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44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45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46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47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8" style:family="paragraph" style:parent-style-name="Standard">
      <style:paragraph-properties fo:margin-top="0mm" fo:margin-bottom="4.67mm" fo:line-height="0.35mm"/>
    </style:style>
    <style:style style:name="P49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50" style:family="paragraph" style:parent-style-name="Standard" style:master-page-name="Standard">
      <style:paragraph-properties fo:margin-top="0.16mm" fo:margin-bottom="0mm" fo:line-height="0.35mm" style:page-number="auto"/>
    </style:style>
    <style:style style:name="P51" style:family="paragraph" style:parent-style-name="Standard" style:master-page-name="Standard">
      <style:paragraph-properties fo:margin-top="0.16mm" fo:margin-bottom="0mm" fo:line-height="0.35mm" style:page-number="auto" fo:break-before="auto" fo:break-after="auto"/>
    </style:style>
    <style:style style:name="P52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53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4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55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6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6.74mm" style:auto-text-indent="false">
        <style:tab-stops>
          <style:tab-stop style:position="7.62mm" style:type="char" style:char="."/>
        </style:tab-stops>
      </style:paragraph-properties>
    </style:style>
    <style:style style:name="P57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5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6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6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6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6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10.5pt" style:font-size-asian="10.5pt"/>
    </style:style>
    <style:style style:name="T2" style:family="text">
      <style:text-properties fo:color="#000000" style:font-name="Times New Roman" fo:font-size="10.5pt" fo:letter-spacing="0.11mm" fo:font-weight="bold" style:font-name-asian="Calibri1" style:font-size-asian="10.5pt" style:language-asian="zh" style:country-asian="CN" style:font-weight-asian="bold" style:font-name-complex="Courier New" style:font-size-complex="16pt"/>
    </style:style>
    <style:style style:name="T3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6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7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1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21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22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5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6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etter-spacing="0.11mm" style:font-name-asian="Calibri1" style:language-asian="zh" style:country-asian="CN" style:font-name-complex="Courier New" style:font-size-complex="16pt"/>
    </style:style>
    <style:style style:name="T29" style:family="text">
      <style:text-properties fo:letter-spacing="normal" style:font-name-asian="Calibri1" style:language-asian="zh" style:country-asian="CN" style:font-name-complex="Courier New" style:font-size-complex="16pt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1.02mm" svg:stroke-color="#000000" draw:stroke-linejoin="round" draw:fill="solid" draw:fill-color="#ffffff" fo:min-height="0mm" fo:min-width="0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custom-shape text:anchor-type="paragraph" draw:z-index="4" draw:style-name="gr3" svg:width="0.03mm" svg:height="0.03mm" svg:x="-10.41mm" svg:y="-10.41mm"><text:p/><draw:enhanced-geometry draw:type="0"/></draw:custom-shape><draw:custom-shape text:anchor-type="paragraph" draw:z-index="5" draw:style-name="gr3" svg:width="0.03mm" svg:height="0.03mm" svg:x="-10.41mm" svg:y="-10.41mm"><text:p/><draw:enhanced-geometry draw:type="0"/></draw:custom-shape><draw:custom-shape text:anchor-type="paragraph" draw:z-index="6" draw:style-name="gr4" svg:width="0.03mm" svg:height="0.03mm" svg:x="-10.41mm" svg:y="-10.41mm"><text:p/><draw:enhanced-geometry draw:type="0"/></draw:custom-shape><draw:custom-shape text:anchor-type="paragraph" draw:z-index="7" draw:style-name="gr5" svg:width="0.03mm" svg:height="0.03mm" svg:x="-10.41mm" svg:y="-10.41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20"><text:span text:style-name="T3">THE COMPANIES ACT<text:line-break/></text:span><text:span text:style-name="T4">(CHAPTER </text:span><text:span text:style-name="T5">50)</text:span></text:p>
            <text:p text:style-name="P8">Sections 146 (1), 173 (6) and 205</text:p>
            <text:p text:style-name="P24"><text:span text:style-name="T6">RETURN GIVING PARTICULARS IN<text:line-break/><text:line-break/>REGISTER OF DIRECTORS, MANAGERS,<text:line-break/><text:line-break/></text:span><text:span text:style-name="T7">SECRETARIES AND AUDITORS<text:line-break/><text:line-break/></text:span><text:span text:style-name="T6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0">FORM</text:p>
            <text:p text:style-name="P25">49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1">Folio No</text:p>
          </table:table-cell>
        </table:table-row>
      </table:table>
      <text:p text:style-name="P18"><text:span text:style-name="T8">Name of Company: </text:span><text:span text:style-name="T9"><text:placeholder text:placeholder-type="text">&lt;o.name&gt;</text:placeholder></text:span></text:p>
      <text:p text:style-name="P28"><text:span text:style-name="T12">Company No:<text:tab/></text:span><text:span text:style-name="T15"><text:placeholder text:placeholder-type="text">&lt;o.uen&gt;</text:placeholder></text:span></text:p>
      <text:p text:style-name="P31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565367286" text:style-name="WWNum2">
              <text:list-item>
                <text:p text:style-name="P52">Name</text:p>
              </text:list-item>
              <text:list-item>
                <text:p text:style-name="P53">Residential Address</text:p>
              </text:list-item>
            </text:list>
          </table:table-cell>
          <table:table-cell table:style-name="Table2.A1" office:value-type="string">
            <text:list xml:id="list872492565" text:continue-numbering="true" text:style-name="WWNum2">
              <text:list-item>
                <text:p text:style-name="P54">NRIC/Passport No</text:p>
              </text:list-item>
              <text:list-item>
                <text:p text:style-name="P55">Nationality</text:p>
              </text:list-item>
              <text:list-item>
                <text:p text:style-name="P55">Occupation</text:p>
              </text:list-item>
            </text:list>
          </table:table-cell>
          <table:table-cell table:style-name="Table2.A1" office:value-type="string">
            <text:list xml:id="list840585779" text:continue-numbering="true" text:style-name="WWNum2">
              <text:list-item>
                <text:p text:style-name="P56"><text:span text:style-name="T13">Nature of Appointment/ Change/Cessation and </text:span><text:span text:style-name="T16">Effective Date</text:span></text:p>
              </text:list-item>
            </text:list>
            <text:p text:style-name="P37"><text:span text:style-name="T20">(For new companies, state </text:span><text:span text:style-name="T21">"Appointed with effect from </text:span><text:span text:style-name="T20">date of incorporation")</text:span></text:p>
          </table:table-cell>
        </table:table-row>
        <table:table-row table:style-name="Table2.2">
          <table:table-cell table:style-name="Table2.A2" office:value-type="string">
            <text:p text:style-name="P34">+</text:p>
            <text:p text:style-name="P38"><text:placeholder text:placeholder-type="text">&lt;get_director1(o.id)['name']&gt;</text:placeholder></text:p>
            <text:p text:style-name="P39"><text:span text:style-name="T27"><text:s text:c="2"/></text:span><text:span text:style-name="T27"><text:placeholder text:placeholder-type="text">&lt;get_partner_street(get_director1(o.id)['id'])&gt;</text:placeholder></text:span></text:p>
            <text:p text:style-name="P39"><text:s text:c="2"/><text:span text:style-name="T27"><text:placeholder text:placeholder-type="text">&lt;get_partner_street2(get_director1(o.id)['id'])&gt;</text:placeholder></text:span></text:p>
            <text:p text:style-name="P39"><text:span text:style-name="T27"><text:placeholder text:placeholder-type="text">&lt;get_partner_country(get_director1(o.id)['id'])&gt;</text:placeholder></text:span><text:span text:style-name="T27"> </text:span><text:span text:style-name="T27"><text:placeholder text:placeholder-type="text">&lt;get_partner_zip(get_director1(o.id)['id'])&gt;</text:placeholder></text:span></text:p>
            <text:p text:style-name="P40"/>
          </table:table-cell>
          <table:table-cell table:style-name="Table2.B2" office:value-type="string">
            <text:p text:style-name="P9"/>
            <text:p text:style-name="P41"><text:s/><text:placeholder text:placeholder-type="text">&lt;get_director1(o.id)['nric']&gt;</text:placeholder></text:p>
            <text:p text:style-name="P35">Singaporean</text:p>
            <text:p text:style-name="P35">Director</text:p>
          </table:table-cell>
          <table:table-cell table:style-name="Table2.B2" office:value-type="string">
            <text:p text:style-name="P9"/>
            <text:p text:style-name="P42">Appointed with effect from</text:p>
            <text:p text:style-name="P43">date of incorporation</text:p>
            <text:p text:style-name="P44"/>
          </table:table-cell>
        </table:table-row>
        <table:table-row table:style-name="Table2.3">
          <table:table-cell table:style-name="Table2.A3" office:value-type="string">
            <text:p text:style-name="P38"/>
            <text:p text:style-name="P38"><text:placeholder text:placeholder-type="text">&lt;get_secretary(o.id)&gt;</text:placeholder></text:p>
            <text:p text:style-name="P39"><text:span text:style-name="T27"><text:s text:c="2"/></text:span><text:span text:style-name="T27"><text:placeholder text:placeholder-type="text">&lt;get_partner_street(get_secretary_id(o.id))&gt;</text:placeholder></text:span></text:p>
            <text:p text:style-name="P39"><text:s text:c="2"/><text:span text:style-name="T27"><text:placeholder text:placeholder-type="text">&lt;get_partner_street2(get_secretary_id(o.id))&gt;</text:placeholder></text:span></text:p>
            <text:p text:style-name="P39"><text:span text:style-name="T27"><text:placeholder text:placeholder-type="text">&lt;get_partner_country(get_secretary_id(o.id))&gt;</text:placeholder></text:span><text:span text:style-name="T27"> </text:span><text:span text:style-name="T27"><text:placeholder text:placeholder-type="text">&lt;get_partner_zip(get_secretary_id(o.id))&gt;</text:placeholder></text:span></text:p>
          </table:table-cell>
          <table:table-cell table:style-name="Table2.A3" office:value-type="string">
            <text:p text:style-name="P35"/>
            <text:p text:style-name="P41"><text:s/><text:placeholder text:placeholder-type="text">&lt;get_secretary_nric(o.id)&gt;</text:placeholder></text:p>
            <text:p text:style-name="P35">Singaporean</text:p>
            <text:p text:style-name="P36">Company Secretary</text:p>
          </table:table-cell>
          <table:table-cell table:style-name="Table2.C3" office:value-type="string">
            <text:p text:style-name="P45">Appointed with effect from</text:p>
            <text:p text:style-name="P43">date of incorporation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<text:span text:style-name="T1">Dated </text:span><text:span text:style-name="T2"><text:placeholder text:placeholder-type="text">&lt;get_datenow()&gt;</text:placeholder></text:span></text:p>
            <text:p text:style-name="P46"><text:span text:style-name="T17">This Form consists of this page </text:span><text:span text:style-name="T13">*and <text:s/>-<text:tab/></text:span><text:span text:style-name="T8">continuation sheet(s).</text:span></text:p>
          </table:table-cell>
          <table:table-cell table:style-name="Table3.A1" office:value-type="string">
            <text:p text:style-name="P2"><text:span text:style-name="T13">Signature</text:span><text:span text:style-name="T25">.</text:span></text:p>
            <text:p text:style-name="P47"/>
            <text:p text:style-name="P19"><text:span text:style-name="T10">Name of *Director/Strmary</text:span><text:span text:style-name="T26">.</text:span><text:span text:style-name="T11"><text:placeholder text:placeholder-type="text">&lt;get_director1(o.id)['name']&gt;</text:placeholder></text:span></text:p>
          </table:table-cell>
        </table:table-row>
      </table:table>
      <text:p text:style-name="P48"/>
      <text:p text:style-name="P12">*Delete where inapplicable.</text:p>
      <text:p text:style-name="P32">tlnsert headings, ie, Directors, Managers, Secretaries or Auditors</text:p>
      <text:p text:style-name="P33"><text:span text:style-name="T22">Note: Attach Annexes for particulars of other directorships of public companies or their subsidiaries in Singapore. Changes in respect </text:span><text:span text:style-name="T23">of NRICIPassport No and address notified herein will be updated by the Registry in all other companies of which the above persons are </text:span><text:span text:style-name="T24">officers and shareholders. Auditors need only give their firm's name addres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<text:span text:style-name="T18">Lodged in the office of the Registrar of Companies &amp; </text:span><text:span text:style-name="T14">Businesses by</text:span></text:p>
            <text:p text:style-name="P26">Name:</text:p>
            <text:p text:style-name="P23">Address:</text:p>
            <text:p text:style-name="P29"><text:span text:style-name="T19">A/c No:<text:tab/></text:span><text:span text:style-name="T13">Tel No:</text:span></text:p>
            <text:p text:style-name="P5">Fax No: </text:p>
          </table:table-cell>
          <table:table-cell table:style-name="Table4.B1" office:value-type="string">
            <text:p text:style-name="P22">For Official Use</text:p>
            <text:p text:style-name="P15">________________________________________</text:p>
            <text:p text:style-name="P3">Date of Registration:</text:p>
            <text:p text:style-name="P4">Receipt No:</text:p>
            <text:p text:style-name="P27">Checked By:</text:p>
          </table:table-cell>
        </table:table-row>
      </table:table>
      <text:p text:style-name="P51"><draw:custom-shape text:anchor-type="paragraph" draw:z-index="8" draw:style-name="gr3" svg:width="0.03mm" svg:height="0.03mm" svg:x="-31.22mm" svg:y="-31.22mm"><text:p/><draw:enhanced-geometry draw:type="0"/></draw:custom-shape><draw:custom-shape text:anchor-type="paragraph" draw:z-index="9" draw:style-name="gr3" svg:width="0.03mm" svg:height="0.03mm" svg:x="-31.22mm" svg:y="-31.22mm"><text:p/><draw:enhanced-geometry draw:type="0"/></draw:custom-shape><draw:custom-shape text:anchor-type="paragraph" draw:z-index="10" draw:style-name="gr4" svg:width="0.03mm" svg:height="0.03mm" svg:x="-31.22mm" svg:y="-31.22mm"><text:p/><draw:enhanced-geometry draw:type="0"/></draw:custom-shape><draw:custom-shape text:anchor-type="paragraph" draw:z-index="11" draw:style-name="gr5" svg:width="0.03mm" svg:height="0.03mm" svg:x="-31.22mm" svg:y="-31.22mm"><text:p/><draw:enhanced-geometry draw:type="0"/></draw:custom-shape>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  <table:table-row table:style-name="Table5.2">
          <table:table-cell table:style-name="Table5.A2" table:number-rows-spanned="2" office:value-type="string">
            <text:p text:style-name="P13">Form 49 Continuation Sheet ______</text:p>
            <text:p text:style-name="P13">(Blank Continuation Sheet need not be lodged)</text:p>
            <text:p text:style-name="P13"/>
            <text:p text:style-name="P13"/>
            <text:p text:style-name="P14">Name of Company: <text:span text:style-name="T28"><text:placeholder text:placeholder-type="text">&lt;o.name&gt;</text:placeholder></text:span></text:p>
            <text:p text:style-name="P16"/>
            <text:p text:style-name="P30">Company No:<text:tab/><text:span text:style-name="T29"><text:placeholder text:placeholder-type="text">&lt;o.uen&gt;</text:placeholder></text:span></text:p>
          </table:table-cell>
          <table:table-cell table:style-name="Table5.B2" office:value-type="string">
            <text:p text:style-name="Standard"/>
          </table:table-cell>
          <table:table-cell table:style-name="Table5.C2" office:value-type="string">
            <text:p text:style-name="P10">FORM</text:p>
            <text:p text:style-name="P25">49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Standard"/>
          </table:table-cell>
          <table:table-cell table:style-name="Table5.C3" office:value-type="string">
            <text:p text:style-name="P11">Folio No</text:p>
          </table:table-cell>
        </table:table-row>
      </table:table>
      <text:p text:style-name="P17"/>
      <text:p text:style-name="P31">The *particulars/changes of particulars are as follows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69017163" text:continue-list="list840585779" text:style-name="WWNum2">
              <text:list-item text:start-value="1">
                <text:p text:style-name="P52">Name</text:p>
              </text:list-item>
              <text:list-item>
                <text:p text:style-name="P53">Residential Address</text:p>
              </text:list-item>
            </text:list>
          </table:table-cell>
          <table:table-cell table:style-name="Table6.A1" office:value-type="string">
            <text:list xml:id="list73711923" text:continue-numbering="true" text:style-name="WWNum2">
              <text:list-item>
                <text:p text:style-name="P54">NRIC/Passport No</text:p>
              </text:list-item>
              <text:list-item>
                <text:p text:style-name="P55">Nationality</text:p>
              </text:list-item>
              <text:list-item>
                <text:p text:style-name="P55">Occupation</text:p>
              </text:list-item>
            </text:list>
          </table:table-cell>
          <table:table-cell table:style-name="Table6.A1" office:value-type="string">
            <text:list xml:id="list1163817761" text:continue-numbering="true" text:style-name="WWNum2">
              <text:list-item>
                <text:p text:style-name="P56"><text:span text:style-name="T13">Nature of Appointment/ Change/Cessation and </text:span><text:span text:style-name="T16">Effective Date</text:span></text:p>
              </text:list-item>
            </text:list>
            <text:p text:style-name="P37"><text:span text:style-name="T20">(For new companies, state </text:span><text:span text:style-name="T21">"Appointed with effect from </text:span><text:span text:style-name="T20">date of incorporation")</text:span></text:p>
          </table:table-cell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B2" office:value-type="string">
            <text:p text:style-name="P9"/>
            <text:p text:style-name="P41"><text:s/></text:p>
          </table:table-cell>
          <table:table-cell table:style-name="Table6.A1" office:value-type="string">
            <text:p text:style-name="P9"/>
          </table:table-cell>
        </table:table-row>
      </table:table>
      <text:p text:style-name="P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49mm" fo:language="en" fo:country="US" fo:font-weight="normal" style:font-size-asian="10.5pt" style:font-weight-asian="normal" style:font-weight-complex="normal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98mm" fo:margin-bottom="6.6mm" fo:margin-left="24.24mm" fo:margin-right="23.35mm" style:writing-mode="lr-tb" style:layout-grid-color="#c0c0c0" style:layout-grid-lines="2777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2.31mm" fo:margin-bottom="3.05mm" fo:margin-left="24.04mm" fo:margin-right="23.55mm" style:writing-mode="lr-tb" style:layout-grid-color="#c0c0c0" style:layout-grid-lines="2819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3</meta:editing-cycles>
    <meta:creation-date>2015-12-16T08:26:00</meta:creation-date>
    <dc:date>2016-01-13T13:47:26</dc:date>
    <meta:editing-duration>PT47S</meta:editing-duration>
    <meta:generator>LibreOffice/3.5$Linux_X86_64 LibreOffice_project/350m1$Build-2</meta:generator>
    <meta:document-statistic meta:table-count="6" meta:image-count="0" meta:object-count="0" meta:page-count="3" meta:paragraph-count="68" meta:word-count="280" meta:character-count="2319" meta:non-whitespace-character-count="21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